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63000013F2000013F263007022C514951B.svg" manifest:media-type="image/svg+xml"/>
  <manifest:file-entry manifest:full-path="Pictures/100000010000012200000122396CEC651076365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oogle Sans Flex" svg:font-family="'Google Sans Flex', 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WPC" svg:font-family="'Segoe WPC', 'Segoe UI', sans-serif"/>
    <style:font-face style:name="Times New Roman" svg:font-family="'Times New Roman'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.049cm" fo:border="0.06pt solid #000000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42%" fo:orphans="2" fo:widows="2" fo:text-indent="0cm" style:auto-text-indent="false"/>
      <style:text-properties fo:font-variant="normal" fo:text-transform="none" fo:color="#000000" loext:opacity="100%" style:font-name="Segoe WPC" fo:font-size="6pt" fo:letter-spacing="normal" fo:font-style="normal" fo:font-weight="normal" loext:padding="0.049cm" loext:border="0.06pt solid #000000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42%" fo:orphans="2" fo:widows="2" fo:text-indent="0cm" style:auto-text-indent="false"/>
      <style:text-properties fo:font-variant="normal" fo:text-transform="none" fo:color="#000000" loext:opacity="100%" style:font-name="Segoe WPC" fo:font-size="6pt" fo:letter-spacing="normal" fo:font-style="normal" fo:font-weight="normal" fo:background-color="#252526" loext:padding="0.049cm" loext:border="0.06pt solid #000000"/>
    </style:style>
    <style:style style:name="P4" style:family="paragraph" style:parent-style-name="Heading_20_2">
      <style:paragraph-properties fo:margin-left="0cm" fo:margin-right="0cm" fo:margin-top="0.494cm" fo:margin-bottom="0.141cm" style:contextual-spacing="false" style:line-height-at-least="0.494cm" fo:text-indent="0cm" style:auto-text-indent="false"/>
      <style:text-properties fo:font-variant="normal" fo:text-transform="none" fo:color="#000000" loext:opacity="100%" fo:letter-spacing="normal"/>
    </style:style>
    <style:style style:name="P5" style:family="paragraph" style:parent-style-name="Horizontal_20_Line">
      <style:paragraph-properties fo:line-height="175%"/>
      <style:text-properties fo:color="#000000" loext:opacity="100%"/>
    </style:style>
    <style:style style:name="P6" style:family="paragraph" style:parent-style-name="Preformatted_20_Text">
      <style:paragraph-properties style:writing-mode="lr-tb"/>
    </style:style>
    <style:style style:name="P7" style:family="paragraph" style:parent-style-name="Preformatted_20_Text">
      <style:paragraph-properties fo:margin-top="0cm" fo:margin-bottom="0.499cm" style:contextual-spacing="false" style:writing-mode="lr-tb"/>
    </style:style>
    <style:style style:name="P8" style:family="paragraph" style:parent-style-name="Standard">
      <style:text-properties fo:color="#000000" loext:opacity="100%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line-height="150%" fo:orphans="2" fo:widows="2" fo:text-indent="0cm" style:auto-text-indent="false" fo:padding="0.049cm" fo:border="0.06pt solid #000000"/>
      <style:text-properties fo:font-variant="normal" fo:text-transform="none" fo:color="#000000" loext:opacity="100%" style:font-name="Segoe WPC" fo:font-size="6.5pt" fo:letter-spacing="normal" fo:font-style="normal" fo:font-weight="normal" loext:padding-left="0.049cm" loext:padding-right="0.049cm" loext:padding-top="0.049cm" loext:padding-bottom="0.106cm" loext:border="0.06pt solid #000000"/>
    </style:style>
    <style:style style:name="P10" style:family="paragraph" style:parent-style-name="Text_20_body" style:list-style-name="L2">
      <style:paragraph-properties fo:margin-left="0cm" fo:margin-right="0cm" fo:margin-top="0cm" fo:margin-bottom="0cm" style:contextual-spacing="false" fo:line-height="150%" fo:orphans="2" fo:widows="2" fo:text-indent="0cm" style:auto-text-indent="false" fo:padding="0.049cm" fo:border="0.06pt solid #000000"/>
      <style:text-properties fo:font-variant="normal" fo:text-transform="none" fo:color="#000000" loext:opacity="100%" style:font-name="Segoe WPC" fo:font-size="6.5pt" fo:letter-spacing="normal" fo:font-style="normal" fo:font-weight="normal" loext:padding-left="0.049cm" loext:padding-right="0.049cm" loext:padding-top="0.049cm" loext:padding-bottom="0.106cm" loext:border="0.06pt solid #000000"/>
    </style:style>
    <style:style style:name="P11" style:family="paragraph" style:parent-style-name="Text_20_body" style:list-style-name="L3">
      <style:paragraph-properties fo:margin-left="0cm" fo:margin-right="0cm" fo:margin-top="0cm" fo:margin-bottom="0cm" style:contextual-spacing="false" fo:line-height="150%" fo:orphans="2" fo:widows="2" fo:text-indent="0cm" style:auto-text-indent="false" fo:padding="0.049cm" fo:border="0.06pt solid #000000"/>
      <style:text-properties fo:font-variant="normal" fo:text-transform="none" fo:color="#000000" loext:opacity="100%" style:font-name="Segoe WPC" fo:font-size="6.5pt" fo:letter-spacing="normal" fo:font-style="normal" fo:font-weight="normal" loext:padding-left="0.049cm" loext:padding-right="0.049cm" loext:padding-top="0.049cm" loext:padding-bottom="0.106cm" loext:border="0.06pt solid #000000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.049cm" fo:border="0.06pt solid #000000"/>
      <style:text-properties fo:font-variant="normal" fo:text-transform="none" fo:color="#000000" loext:opacity="100%" style:font-name="Segoe WPC" fo:font-size="6pt" fo:letter-spacing="normal" fo:font-style="normal" fo:font-weight="normal" fo:background-color="#1e1e1e" loext:padding="0.049cm" loext:border="0.06pt solid #000000"/>
    </style:style>
    <style:style style:name="P13" style:family="paragraph" style:parent-style-name="Text_20_body">
      <style:paragraph-properties fo:margin-left="0cm" fo:margin-right="0cm" fo:margin-top="0cm" fo:margin-bottom="0.141cm" style:contextual-spacing="false" fo:line-height="175%" fo:text-indent="0cm" style:auto-text-indent="false"/>
      <style:text-properties fo:font-variant="normal" fo:text-transform="none" fo:color="#000000" loext:opacity="100%" style:font-name="Google Sans Flex" fo:font-size="8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.282cm" style:contextual-spacing="false" fo:line-height="175%" fo:text-indent="0cm" style:auto-text-indent="false"/>
      <style:text-properties fo:font-variant="normal" fo:text-transform="none" fo:color="#000000" loext:opacity="100%" style:font-name="Google Sans Flex" fo:font-size="8pt" fo:letter-spacing="normal" fo:font-style="normal" fo:font-weight="normal"/>
    </style:style>
    <style:style style:name="P15" style:family="paragraph" style:parent-style-name="Text_20_body" style:list-style-name="L5">
      <style:paragraph-properties fo:margin-left="0cm" fo:margin-right="0cm" fo:margin-top="0.141cm" fo:margin-bottom="0.141cm" style:contextual-spacing="false" fo:line-height="175%" fo:text-indent="0cm" style:auto-text-indent="false" fo:padding="0cm" fo:border="none"/>
      <style:text-properties fo:font-variant="normal" fo:text-transform="none" fo:color="#000000" loext:opacity="100%" style:font-name="Google Sans Flex" fo:font-size="8pt" fo:letter-spacing="normal" fo:font-style="normal" fo:font-weight="normal"/>
    </style:style>
    <style:style style:name="P16" style:family="paragraph" style:parent-style-name="Text_20_body" style:list-style-name="L6">
      <style:paragraph-properties fo:margin-left="0cm" fo:margin-right="0cm" fo:margin-top="0.141cm" fo:margin-bottom="0.141cm" style:contextual-spacing="false" fo:line-height="175%" fo:text-indent="0cm" style:auto-text-indent="false" fo:padding="0cm" fo:border="none"/>
      <style:text-properties fo:font-variant="normal" fo:text-transform="none" fo:color="#000000" loext:opacity="100%" style:font-name="Google Sans Flex" fo:font-size="8pt" fo:letter-spacing="normal" fo:font-style="normal" fo:font-weight="normal"/>
    </style:style>
    <style:style style:name="P17" style:family="paragraph" style:parent-style-name="Text_20_body" style:list-style-name="L5">
      <style:paragraph-properties fo:margin-left="0cm" fo:margin-right="0cm" fo:margin-top="0.141cm" fo:margin-bottom="0.141cm" style:contextual-spacing="false" fo:line-height="175%" fo:text-indent="0cm" style:auto-text-indent="false" fo:padding="0cm" fo:border="none"/>
      <style:text-properties fo:font-variant="normal" fo:text-transform="none" fo:color="#000000" loext:opacity="100%" style:font-name="Google Sans Flex" fo:font-size="8pt" fo:letter-spacing="normal" fo:font-style="normal" fo:font-weight="bold"/>
    </style:style>
    <style:style style:name="P18" style:family="paragraph" style:parent-style-name="Text_20_body">
      <style:paragraph-properties fo:margin-left="0cm" fo:margin-right="0cm" fo:margin-top="0.564cm" fo:margin-bottom="0.564cm" style:contextual-spacing="false" style:line-height-at-least="0.353cm" fo:text-indent="0cm" style:auto-text-indent="false"/>
      <style:text-properties fo:font-variant="normal" fo:text-transform="none" fo:color="#000000" loext:opacity="100%" fo:letter-spacing="normal" style:text-underline-style="solid" style:text-underline-width="auto" style:text-underline-color="font-color"/>
    </style:style>
    <style:style style:name="P19" style:family="paragraph" style:parent-style-name="Text_20_body">
      <style:paragraph-properties fo:margin-left="0cm" fo:margin-right="0cm" fo:margin-top="0cm" fo:margin-bottom="0.282cm" style:contextual-spacing="false" fo:line-height="175%" fo:text-indent="0cm" style:auto-text-indent="false"/>
    </style:style>
    <style:style style:name="P20" style:family="paragraph" style:parent-style-name="Text_20_body">
      <style:paragraph-properties fo:margin-left="0cm" fo:margin-right="0cm" fo:margin-top="0cm" fo:margin-bottom="0.282cm" style:contextual-spacing="false" style:line-height-at-least="0.353cm" fo:text-indent="0cm" style:auto-text-indent="false"/>
    </style:style>
    <style:style style:name="P21" style:family="paragraph" style:parent-style-name="Text_20_body" style:list-style-name="L5">
      <style:paragraph-properties fo:margin-left="0cm" fo:margin-right="0cm" fo:margin-top="0.141cm" fo:margin-bottom="0.141cm" style:contextual-spacing="false" style:line-height-at-least="0.353cm" fo:text-indent="0cm" style:auto-text-indent="false" fo:padding="0cm" fo:border="none"/>
    </style:style>
    <style:style style:name="P22" style:family="paragraph" style:parent-style-name="Text_20_body" style:list-style-name="L6">
      <style:paragraph-properties fo:margin-left="0cm" fo:margin-right="0cm" fo:margin-top="0.141cm" fo:margin-bottom="0.141cm" style:contextual-spacing="false" style:line-height-at-least="0.353cm" fo:text-indent="0cm" style:auto-text-indent="false" fo:padding="0cm" fo:border="none"/>
    </style:style>
    <style:style style:name="P23" style:family="paragraph" style:parent-style-name="Text_20_body">
      <style:paragraph-properties fo:margin-top="0.564cm" fo:margin-bottom="0.564cm" style:contextual-spacing="false" style:line-height-at-least="0.353cm"/>
    </style:style>
    <style:style style:name="P24" style:family="paragraph" style:parent-style-name="Text_20_body">
      <style:paragraph-properties fo:margin-left="0cm" fo:margin-right="0cm" fo:margin-top="0cm" fo:margin-bottom="0.282cm" style:contextual-spacing="false" fo:line-height="175%" fo:text-indent="0cm" style:auto-text-indent="false"/>
      <style:text-properties fo:color="#000000" loext:opacity="100%" style:font-name="Google Sans Flex" fo:font-size="8pt" fo:letter-spacing="normal" fo:font-weight="normal"/>
    </style:style>
    <style:style style:name="P25" style:family="paragraph" style:parent-style-name="Text_20_body">
      <style:text-properties fo:color="#000000" loext:opacity="100%"/>
    </style:style>
    <style:style style:name="P26" style:family="paragraph" style:parent-style-name="Text_20_body" style:list-style-name="L7"/>
    <style:style style:name="P27" style:family="paragraph" style:parent-style-name="Text_20_body" style:list-style-name="L8"/>
    <style:style style:name="P28" style:family="paragraph" style:parent-style-name="Text_20_body" style:list-style-name="L9"/>
    <style:style style:name="P29" style:family="paragraph" style:parent-style-name="Text_20_body" style:list-style-name="L10"/>
    <style:style style:name="P30" style:family="paragraph" style:parent-style-name="Text_20_body" style:list-style-name="L11"/>
    <style:style style:name="P31" style:family="paragraph" style:parent-style-name="Text_20_body" style:list-style-name="L12"/>
    <style:style style:name="P32" style:family="paragraph" style:parent-style-name="Text_20_body" style:list-style-name="L13"/>
    <style:style style:name="P33" style:family="paragraph" style:parent-style-name="Text_20_body" style:list-style-name="L14"/>
    <style:style style:name="P34" style:family="paragraph" style:parent-style-name="Text_20_body" style:list-style-name="L15"/>
    <style:style style:name="P35" style:family="paragraph" style:parent-style-name="Text_20_body" style:list-style-name="L16"/>
    <style:style style:name="P36" style:family="paragraph" style:parent-style-name="Text_20_body" style:list-style-name="L17"/>
    <style:style style:name="P37" style:family="paragraph" style:parent-style-name="Text_20_body" style:list-style-name="L18"/>
    <style:style style:name="P38" style:family="paragraph" style:parent-style-name="Text_20_body" style:list-style-name="L19"/>
    <style:style style:name="P39" style:family="paragraph" style:parent-style-name="Text_20_body" style:list-style-name="L20"/>
    <style:style style:name="P40" style:family="paragraph" style:parent-style-name="Text_20_body" style:list-style-name="L21"/>
    <style:style style:name="P41" style:family="paragraph" style:parent-style-name="Text_20_body" style:list-style-name="L22"/>
    <style:style style:name="T1" style:family="text">
      <style:text-properties fo:font-variant="normal" fo:text-transform="none" fo:color="#000000" loext:opacity="100%" style:font-name="Segoe WPC" fo:font-size="6.5pt" fo:letter-spacing="normal" fo:font-style="normal" fo:font-weight="bold" loext:padding="0.049cm" loext:border="0.06pt solid #000000"/>
    </style:style>
    <style:style style:name="T2" style:family="text">
      <style:text-properties fo:font-variant="normal" fo:text-transform="none" fo:color="#000000" loext:opacity="100%" style:font-name="Google Sans Flex" fo:font-size="8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Google Sans Flex" fo:font-size="8pt" fo:letter-spacing="normal" fo:font-style="normal" fo:font-weight="bold"/>
    </style:style>
    <style:style style:name="T4" style:family="text">
      <style:text-properties fo:font-variant="normal" fo:text-transform="none" fo:color="#000000" loext:opacity="100%" style:font-name="Google Sans Flex" fo:font-size="8pt" fo:letter-spacing="normal" fo:font-style="italic" fo:font-weight="normal"/>
    </style:style>
    <style:style style:name="T5" style:family="text">
      <style:text-properties fo:font-variant="normal" fo:text-transform="none" fo:color="#000000" loext:opacity="100%" style:font-name="Google Sans Flex" fo:font-size="7pt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Google Sans Flex" fo:font-size="7pt" fo:letter-spacing="normal" fo:font-style="normal" style:text-underline-style="solid" style:text-underline-width="auto" style:text-underline-color="font-color" fo:font-weight="bold"/>
    </style:style>
    <style:style style:name="T7" style:family="text">
      <style:text-properties fo:font-variant="normal" fo:text-transform="none" fo:color="#000000" loext:opacity="100%" style:font-name="Google Sans Flex" fo:font-size="7pt" fo:letter-spacing="normal" fo:font-style="normal" style:text-underline-style="solid" style:text-underline-width="auto" style:text-underline-color="font-color" fo:font-weight="normal"/>
    </style:style>
    <style:style style:name="T8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 loext:padding="0.049cm" loext:border="0.06pt solid #000000"/>
    </style:style>
    <style:style style:name="T9" style:family="text">
      <style:text-properties fo:font-variant="normal" fo:text-transform="none" fo:color="#ffffff" loext:opacity="100%" style:font-name="Google Sans Flex" fo:font-size="8pt" fo:letter-spacing="normal" fo:font-style="normal" fo:font-weight="normal"/>
    </style:style>
    <style:style style:name="T10" style:family="text">
      <style:text-properties fo:font-variant="normal" fo:text-transform="none" fo:color="#ffffff" loext:opacity="100%" style:font-name="Google Sans Flex" fo:font-size="8pt" fo:letter-spacing="normal" fo:font-style="normal" fo:font-weight="bold"/>
    </style:style>
    <style:style style:name="T11" style:family="text">
      <style:text-properties fo:font-variant="normal" fo:text-transform="none" fo:color="#ffffff" loext:opacity="100%" style:font-name="Google Sans Flex" fo:font-size="8pt" fo:letter-spacing="normal" fo:font-style="italic" fo:font-weight="normal"/>
    </style:style>
    <style:style style:name="T12" style:family="text">
      <style:text-properties fo:font-variant="normal" fo:text-transform="none" fo:color="#ffffff" loext:opacity="100%" style:font-name="Google Sans Flex" fo:font-size="7pt" fo:letter-spacing="normal" fo:font-style="normal" fo:font-weight="normal"/>
    </style:style>
    <style:style style:name="T13" style:family="text">
      <style:text-properties fo:font-variant="normal" fo:text-transform="none" fo:color="#ffffff" loext:opacity="100%" style:font-name="Google Sans Flex" fo:font-size="7pt" fo:letter-spacing="normal" fo:font-style="normal" style:text-underline-style="solid" style:text-underline-width="auto" style:text-underline-color="font-color" fo:font-weight="bold"/>
    </style:style>
    <style:style style:name="T14" style:family="text">
      <style:text-properties fo:font-variant="normal" fo:text-transform="none" fo:color="#ffffff" loext:opacity="100%" style:font-name="Google Sans Flex" fo:font-size="7pt" fo:letter-spacing="normal" fo:font-style="normal" style:text-underline-style="solid" style:text-underline-width="auto" style:text-underline-color="font-color" fo:font-weight="normal"/>
    </style:style>
    <style:style style:name="T15" style:family="text">
      <style:text-properties fo:font-variant="normal" fo:text-transform="none" fo:color="#ffffff" loext:opacity="100%" style:font-name="Times New Roman" fo:font-size="14pt" fo:letter-spacing="normal" fo:font-style="normal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 loext:padding="0.049cm" loext:border="0.06pt solid #000000"/>
    </style:style>
    <style:style style:name="T16" style:family="text">
      <style:text-properties fo:font-variant="normal" fo:text-transform="none" fo:color="#a8c7fa" loext:opacity="100%" style:font-name="Google Sans Flex" fo:font-size="8pt" fo:letter-spacing="normal" fo:font-style="normal" fo:font-weight="normal"/>
    </style:style>
    <style:style style:name="T17" style:family="text">
      <style:text-properties fo:font-variant="normal" fo:text-transform="none" style:font-name="Google Sans Flex" fo:font-size="8pt" fo:letter-spacing="normal" fo:font-style="normal" fo:font-weight="normal"/>
    </style:style>
    <style:style style:name="T18" style:family="text">
      <style:text-properties fo:font-variant="normal" fo:text-transform="none" style:font-name="Google Sans Flex" fo:font-size="8pt" fo:letter-spacing="normal" fo:font-style="normal" fo:font-weight="bold"/>
    </style:style>
    <style:style style:name="T19" style:family="text">
      <style:text-properties fo:font-variant="normal" fo:text-transform="none" style:font-name="Google Sans Flex" fo:font-size="8pt" fo:letter-spacing="normal" fo:font-style="italic" fo:font-weight="normal"/>
    </style:style>
    <style:style style:name="T20" style:family="text">
      <style:text-properties fo:font-variant="normal" fo:text-transform="none" style:font-name="Google Sans Flex" fo:font-size="7pt" fo:letter-spacing="normal" fo:font-style="normal" fo:font-weight="normal"/>
    </style:style>
    <style:style style:name="T21" style:family="text">
      <style:text-properties fo:font-variant="normal" fo:text-transform="none" style:font-name="Google Sans Flex" fo:font-size="7pt" fo:letter-spacing="normal" fo:font-style="normal" style:text-underline-style="solid" style:text-underline-width="auto" style:text-underline-color="font-color" fo:font-weight="bold"/>
    </style:style>
    <style:style style:name="T22" style:family="text">
      <style:text-properties fo:font-variant="normal" fo:text-transform="none" style:font-name="Google Sans Flex" fo:font-size="7pt" fo:letter-spacing="normal" fo:font-style="normal" style:text-underline-style="solid" style:text-underline-width="auto" style:text-underline-color="font-color" fo:font-weight="normal"/>
    </style:style>
    <style:style style:name="T23" style:family="text">
      <style:text-properties fo:font-variant="normal" fo:text-transform="none" style:font-name="Times New Roman" fo:font-size="14pt" fo:letter-spacing="normal" fo:font-style="normal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 loext:padding="0.049cm" loext:border="0.06pt solid #000000"/>
    </style:style>
    <style:style style:name="T24" style:family="text">
      <style:text-properties loext:padding-left="0.071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25" style:family="text">
      <style:text-properties fo:font-weight="bold"/>
    </style:style>
    <style:style style:name="T26" style:family="text">
      <style:text-properties fo:font-style="italic"/>
    </style:style>
    <style:style style:name="T27" style:family="text">
      <style:text-properties style:font-name="Google Sans Flex" fo:font-size="10pt" fo:font-style="normal" fo:font-weight="bold"/>
    </style:style>
    <style:style style:name="fr1" style:family="graphic" style:parent-style-name="Graphics">
      <style:graphic-properties fo:margin-left="0.141cm" fo:margin-right="0cm" fo:margin-top="0cm" fo:margin-bottom="0cm" style:vertical-pos="top" style:vertical-rel="baseline" style:horizontal-pos="from-left" style:horizontal-rel="paragraph-content" fo:padding="0cm" fo:border="0.51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">
        <style:list-level-properties text:space-before="-0.21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-0.21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-0.217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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Strong_20_Emphasis"><text:span text:style-name="T1"/></text:span></text:p>
      <text:section text:style-name="Sect1" text:name="model-response-message-contentr_5f09f5cd2f6bc7e7">
        <text:p text:style-name="P24">É <text:span text:style-name="T25">totalmente possível</text:span> integrar os agentes do EIAH (ou qualquer sistema de IA) com plataformas de mensagens como <text:span text:style-name="T25">WhatsApp</text:span> e <text:span text:style-name="T25">Telegram</text:span>, permitindo que sejam consultados e respondam como um assistente humano.</text:p>
        <text:p text:style-name="P20"><text:span text:style-name="T2">A chave para essa integração é utilizar as </text:span><text:span text:style-name="T3">APIs oficiais</text:span><text:span text:style-name="T2"> fornecidas por cada plataforma e orquestrar a comunicação através do seu </text:span><text:span text:style-name="T3">Plano de Execução</text:span><text:span text:style-name="T2"> (Filas BullMQ e </text:span><text:span text:style-name="T4">workers</text:span><text:span text:style-name="T2">) e </text:span><text:span text:style-name="T3">Plano Agentic</text:span><text:span text:style-name="T2"> (</text:span><text:span text:style-name="Source_20_Text"><text:span text:style-name="T5">Orchestrator</text:span></text:span><text:span text:style-name="T2">).</text:span></text:p>
        <text:p text:style-name="P5"/>
        <text:h text:style-name="P4" text:outline-level="2">🏗️ <text:span text:style-name="T27">Como Funciona a Integração</text:span></text:h>
        <text:p text:style-name="P13">Para alcançar a interação <text:span text:style-name="T26">human-like</text:span> em tempo real, você precisará de uma arquitetura que conecte a plataforma de mensagens ao seu <text:span text:style-name="T26">Orchestrator</text:span>.</text:p>
        <text:list xml:id="list209301364" text:style-name="L5">
          <text:list-item>
            <text:p text:style-name="P17">Canais Oficiais:</text:p>
            <text:list>
              <text:list-item>
                <text:p text:style-name="P15"><text:span text:style-name="T25">WhatsApp:</text:span> Requer a <text:span text:style-name="T25">Plataforma do WhatsApp Business (API Oficial)</text:span>, oferecida pela Meta ou por provedores de soluções (BSPs) como Twilio, 360dialog, ou Zenvia. O uso da API é obrigatório para um volume grande de mensagens e automação, e o custo geralmente é baseado na conversa iniciada.</text:p>
              </text:list-item>
              <text:list-item>
                <text:p text:style-name="P15"><text:span text:style-name="T25">Telegram:</text:span> Utiliza a <text:span text:style-name="T25">API do Bot</text:span> (Telegram Bot API), que é mais flexível e de mais fácil configuração (e geralmente mais barata ou gratuita) em comparação com o WhatsApp Business API.</text:p>
              </text:list-item>
            </text:list>
          </text:list-item>
          <text:list-item>
            <text:p text:style-name="P17">Mecanismo de Comunicação (Webhook):</text:p>
            <text:list>
              <text:list-item>
                <text:p text:style-name="P15">Quando um usuário envia uma mensagem no WhatsApp ou Telegram, a plataforma envia um <text:span text:style-name="T26">webhook</text:span> (um <text:span text:style-name="T26">callback</text:span> HTTP) para um <text:span text:style-name="T26">endpoint</text:span> do seu sistema EIAH.</text:p>
              </text:list-item>
              <text:list-item>
                <text:p text:style-name="P15">Este <text:span text:style-name="T26">endpoint</text:span> no <text:span text:style-name="T25">Plano de Execução</text:span> (ou um novo <text:span text:style-name="T26">adapter</text:span>) receberá a mensagem e a injetará na fila BullMQ para processamento.</text:p>
              </text:list-item>
            </text:list>
          </text:list-item>
          <text:list-item>
            <text:p text:style-name="P17">Processamento pelo Agente (Plano Agentic):</text:p>
            <text:list>
              <text:list-item>
                <text:p text:style-name="P15">Um <text:span text:style-name="T26">worker</text:span> do EIAH pega a mensagem da fila.</text:p>
              </text:list-item>
              <text:list-item>
                <text:p text:style-name="P21"><text:span text:style-name="T2">O </text:span><text:span text:style-name="T3">Orchestrator</text:span><text:span text:style-name="T2"> usa o </text:span><text:span text:style-name="T3">MemoryService</text:span><text:span text:style-name="T2"> (mencionados no seu arquivo como </text:span><text:span text:style-name="Source_20_Text"><text:span text:style-name="T5">packages/core/memory</text:span></text:span><text:span text:style-name="T2"> e </text:span><text:span text:style-name="Source_20_Text"><text:span text:style-name="T5">memorySync</text:span></text:span><text:span text:style-name="T2">) para contextualizar a conversa, simulando a memória de um humano.</text:span></text:p>
              </text:list-item>
              <text:list-item>
                <text:p text:style-name="P15">O agente gera a resposta.</text:p>
              </text:list-item>
            </text:list>
          </text:list-item>
          <text:list-item>
            <text:p text:style-name="P17">Resposta ao Usuário:</text:p>
            <text:list>
              <text:list-item>
                <text:p text:style-name="P15">O <text:span text:style-name="T26">worker</text:span> envia a resposta gerada de volta para a API oficial do WhatsApp/Telegram.</text:p>
              </text:list-item>
              <text:list-item>
                <text:p text:style-name="P15">A API entrega a resposta ao usuário no aplicativo de mensagens.</text:p>
              </text:list-item>
            </text:list>
          </text:list-item>
        </text:list>
        <text:h text:style-name="P4" text:outline-level="2">🛠️ <text:span text:style-name="T27">Pontos Chave do seu Roadmap (EIAH)</text:span></text:h>
        <text:p text:style-name="P13">Seus planos de arquitetura já cobrem os pontos essenciais para suportar essa funcionalidade:</text:p>
        <text:list xml:id="list70177451" text:style-name="L6">
          <text:list-item>
            <text:p text:style-name="P16"><text:span text:style-name="T25">Plano de Execução (BullMQ):</text:span> Essencial para gerenciar o alto volume e as possíveis variações no tempo de resposta das plataformas de mensagens.</text:p>
          </text:list-item>
          <text:list-item>
            <text:p text:style-name="P22"><text:span text:style-name="T3">Memória:</text:span><text:span text:style-name="T2"> O </text:span><text:span text:style-name="Source_20_Text"><text:span text:style-name="T5">MemoryService</text:span></text:span><text:span text:style-name="T2"> com adaptadores (</text:span><text:span text:style-name="Source_20_Text"><text:span text:style-name="T5">RedisShortTermMemory</text:span></text:span><text:span text:style-name="T2">, </text:span><text:span text:style-name="Source_20_Text"><text:span text:style-name="T5">PostgresLongTermMemory</text:span></text:span><text:span text:style-name="T2">, </text:span><text:span text:style-name="Source_20_Text"><text:span text:style-name="T5">VectorMemory</text:span></text:span><text:span text:style-name="T2">) é </text:span><text:span text:style-name="T3">crucial</text:span><text:span text:style-name="T2"> para manter o contexto da conversa (</text:span><text:span text:style-name="T4">short-term memory</text:span><text:span text:style-name="T2">) e conhecimento específico (</text:span><text:span text:style-name="T4">long-term memory/knowledge backfill</text:span><text:span text:style-name="T2">) de forma consistente entre as interações do chat, garantindo uma experiência fluida e "humana".</text:span></text:p>
          </text:list-item>
          <text:list-item>
            <text:p text:style-name="P16"><text:soft-page-break/><text:span text:style-name="T25">Guardrails:</text:span> Compartilhados entre API e <text:span text:style-name="T26">workers</text:span>, são importantes para garantir que as respostas do agente nos canais de mensagem sigam as políticas de uso e ética.</text:p>
          </text:list-item>
        </text:list>
        <text:p text:style-name="P14">A integração com esses canais se encaixaria naturalmente na <text:span text:style-name="T25">Fase 4 – Experiência &amp; extensões</text:span> do seu roadmap (H1 2026+), focada em melhorias de experiência e novas superfícies de contato, mas a base de <text:span text:style-name="T25">Hardening operacional</text:span> (Fase 1) e <text:span text:style-name="T25">Memória &amp; guardrails</text:span> (Fase 2) é um pré-requisito.</text:p>
        <text:p text:style-name="P19"><text:span text:style-name="T2">Este vídeo explora a implementação de agentes de IA em serviços de mensagens para demonstrar a viabilidade de usar IA generativa no WhatsApp Business API. </text:span><text:a xlink:type="simple" xlink:href="https://www.youtube.com/watch?v=SwHrjNjJRpo" office:target-frame-name="_blank" xlink:show="new" text:style-name="Internet_20_link" text:visited-style-name="Visited_20_Internet_20_Link">Official WhatsApp Business API - What it is and how to integrate it to sell a LOT with Callbell</text:a></text:p>
        <text:p text:style-name="P14">Gostaria de um detalhamento sobre as bibliotecas ou parceiros que poderiam ser usados para a integração do WhatsApp Business API no seu ambiente Node.js/TypeScript?</text:p>
        <text:p text:style-name="P18"><draw:a xlink:type="simple" xlink:href="https://www.youtube.com/watch?v=SwHrjNjJRpo" office:target-frame-name="_blank" xlink:show="new"><draw:frame draw:style-name="fr1" draw:name="Figura1" text:anchor-type="as-char" svg:width="0.353cm" svg:height="0.353cm" draw:z-index="0"><draw:image xlink:href="Pictures/10000263000013F2000013F263007022C514951B.svg" xlink:type="simple" xlink:show="embed" xlink:actuate="onLoad" draw:mime-type="image/svg+xml"/><draw:image xlink:href="Pictures/100000010000012200000122396CEC6510763657.png" xlink:type="simple" xlink:show="embed" xlink:actuate="onLoad" draw:mime-type="image/png"/></draw:frame></draw:a></text:p>
        <text:p text:style-name="P23"><text:a xlink:type="simple" xlink:href="https://www.youtube.com/watch?v=SwHrjNjJRpo" office:target-frame-name="_blank" xlink:show="new" text:style-name="Internet_20_link" text:visited-style-name="Visited_20_Internet_20_Link"><text:span text:style-name="T6">Official WhatsApp Business API - What it is and how to integrate it to sell a LOT with Callbell.</text:span></text:a></text:p>
        <text:p text:style-name="P23"><text:a xlink:type="simple" xlink:href="https://www.youtube.com/watch?v=SwHrjNjJRpo" office:target-frame-name="_blank" xlink:show="new" text:style-name="Internet_20_link" text:visited-style-name="Visited_20_Internet_20_Link"><text:span text:style-name="T7">Darlan Evandro · 43 mil visualizações</text:span></text:a></text:p>
      </text:section>
      <text:p text:style-name="P12"><text:span text:style-name="Strong_20_Emphasis"><text:span text:style-name="T8"/></text:span></text:p>
      <text:p text:style-name="P25">Sim. Dá para expor cada agente do EIAH em WhatsApp, Telegram e outros mensageiros via um “Channel Gateway” que traduz webhooks de cada canal para <text:span text:style-name="Source_20_Text">POST /api/runs</text:span> e retorna respostas no mesmo fio de conversa.</text:p>
      <text:p text:style-name="Text_20_body">Como encaixa no EIAH</text:p>
      <text:list xml:id="list502889040" text:style-name="L7">
        <text:list-item>
          <text:p text:style-name="P26">Multi-tenant, RBAC e trilha de auditoria já previsto: mapeie <text:span text:style-name="Source_20_Text">externalUserId</text:span>+<text:span text:style-name="Source_20_Text">channel</text:span> → <text:span text:style-name="Source_20_Text">tenantId/workspaceId/agentId</text:span>. </text:p>
        </text:list-item>
        <text:list-item>
          <text:p text:style-name="P26">Orquestração e memória já cobrem o ciclo de diálogo e contexto: o gateway só injeta mensagens como runs e lê eventos para responder. </text:p>
        </text:list-item>
        <text:list-item>
          <text:p text:style-name="P26">Streaming de eventos facilita “typing” e respostas parciais se o canal suportar. </text:p>
        </text:list-item>
        <text:list-item>
          <text:p text:style-name="P26">Filas e DLQs sustentam bursts e retries dos webhooks. </text:p>
        </text:list-item>
        <text:list-item>
          <text:p text:style-name="P26">Observabilidade e custos por run ficam intactos. </text:p>
        </text:list-item>
      </text:list>
      <text:p text:style-name="Text_20_body">Arquitetura mínima</text:p>
      <text:list xml:id="list2042684708" text:style-name="L8">
        <text:list-item>
          <text:p text:style-name="P27"><text:span text:style-name="Source_20_Text">apps/integrations/channel-gateway</text:span></text:p>
        </text:list-item>
      </text:list>
      <text:list xml:id="list90918281" text:style-name="L9">
        <text:list-item>
          <text:p text:style-name="P28">Endpoints: <text:span text:style-name="Source_20_Text">/whatsapp/webhook</text:span>, <text:span text:style-name="Source_20_Text">/telegram/webhook</text:span>, …</text:p>
        </text:list-item>
        <text:list-item>
          <text:p text:style-name="P28">Normaliza para <text:span text:style-name="Source_20_Text">MessageEnvelope</text:span> (Zod): <text:span text:style-name="Source_20_Text">{channel, externalUserId, messageId, text|media, tenantHint?, workspaceHint?, agentHint?}</text:span>.</text:p>
        </text:list-item>
        <text:list-item>
          <text:p text:style-name="P28">Roteia para <text:span text:style-name="Source_20_Text">POST /api/runs</text:span> com <text:span text:style-name="Source_20_Text">traceId</text:span>, guarda <text:span text:style-name="Source_20_Text">externalUser ↔ contactId</text:span>.</text:p>
        </text:list-item>
        <text:list-item>
          <text:p text:style-name="P28"><text:soft-page-break/>Observa <text:span text:style-name="Source_20_Text">RunEvent</text:span> via SSE/WebSocket e faz o <text:span text:style-name="Source_20_Text">sendMessage</text:span> no canal.</text:p>
        </text:list-item>
      </text:list>
      <text:list xml:id="list798911665" text:style-name="L10">
        <text:list-item>
          <text:p text:style-name="P29">Tabelas/keys</text:p>
        </text:list-item>
      </text:list>
      <text:list xml:id="list1107088919" text:style-name="L11">
        <text:list-item>
          <text:p text:style-name="P30"><text:span text:style-name="Source_20_Text">ContactChannelLink(externalUserId, channel, tenantId, workspaceId, defaultAgentId, consent, locale)</text:span></text:p>
        </text:list-item>
        <text:list-item>
          <text:p text:style-name="P30">Cache curto em Redis para sessão e janela de 24h (WhatsApp).</text:p>
        </text:list-item>
        <text:list-item>
          <text:p text:style-name="P30">Anexa histórico ao <text:span text:style-name="Source_20_Text">MemorySnapshot/MemoryEvent</text:span> conforme política do agente. </text:p>
        </text:list-item>
      </text:list>
      <text:list xml:id="list3392052714" text:style-name="L12">
        <text:list-item>
          <text:p text:style-name="P31">Regras de roteamento</text:p>
        </text:list-item>
      </text:list>
      <text:list xml:id="list1094541670" text:style-name="L13">
        <text:list-item>
          <text:p text:style-name="P32">Por número/bot → agente default, ou por comando “/agent suporte”, ou por classificador leve por intenção.</text:p>
        </text:list-item>
        <text:list-item>
          <text:p text:style-name="P32">fallback humano usando <text:span text:style-name="Source_20_Text">awaiting_confirmation</text:span> do orquestrador. </text:p>
        </text:list-item>
      </text:list>
      <text:list xml:id="list2774632259" text:style-name="L14">
        <text:list-item>
          <text:p text:style-name="P33">Segurança e governança</text:p>
        </text:list-item>
      </text:list>
      <text:list xml:id="list2535195019" text:style-name="L15">
        <text:list-item>
          <text:p text:style-name="P34">Verificação de assinatura do provedor, segredo por tenant, rate limit.</text:p>
        </text:list-item>
        <text:list-item>
          <text:p text:style-name="P34">Mascaramento e KMS no payload de eventos. </text:p>
        </text:list-item>
      </text:list>
      <text:p text:style-name="Text_20_body">Específicos por canal</text:p>
      <text:list xml:id="list1201372826" text:style-name="L16">
        <text:list-item>
          <text:p text:style-name="P35">WhatsApp Cloud API: mensagens livres dentro da janela de 24h após usuário iniciar. Fora da janela use templates aprovados; gerencie consentimento e opt-out. Suporta texto, mídia, localização e botões.</text:p>
        </text:list-item>
        <text:list-item>
          <text:p text:style-name="P35">Telegram Bot API: webhook direto, sem janela; threads por chat; tipos de mensagem amplos; atenção a privacidade em grupos.</text:p>
        </text:list-item>
        <text:list-item>
          <text:p text:style-name="P35">Outros fáceis: SMS (Twilio/Gupshup), Slack, Discord, e-mail.</text:p>
        </text:list-item>
      </text:list>
      <text:p text:style-name="Text_20_body">Fluxo de ponta a ponta</text:p>
      <text:list xml:id="list387409624" text:style-name="L17">
        <text:list-item>
          <text:p text:style-name="P36">Usuário envia mensagem → provedor chama <text:span text:style-name="Source_20_Text">/…/webhook</text:span>.</text:p>
        </text:list-item>
        <text:list-item>
          <text:p text:style-name="P36">Gateway normaliza e cria <text:span text:style-name="Source_20_Text">Run(queued)</text:span> com <text:span text:style-name="Source_20_Text">tenant/workspace/agent</text:span> resolvidos. </text:p>
        </text:list-item>
        <text:list-item>
          <text:p text:style-name="P36">Worker orquestra, consulta memórias, executa ferramentas. </text:p>
        </text:list-item>
        <text:list-item>
          <text:p text:style-name="P36">Gateway consome <text:span text:style-name="Source_20_Text">RunEvent(final, partial)</text:span> e publica a resposta no mesmo chat. </text:p>
        </text:list-item>
      </text:list>
      <text:p text:style-name="Text_20_body">MVP em 7 passos</text:p>
      <text:list xml:id="list1629693195" text:style-name="L18">
        <text:list-item>
          <text:p text:style-name="P37">Criar <text:span text:style-name="Source_20_Text">apps/integrations/channel-gateway</text:span>.</text:p>
        </text:list-item>
        <text:list-item>
          <text:p text:style-name="P37">Definir <text:span text:style-name="Source_20_Text">MessageEnvelope</text:span> e <text:span text:style-name="Source_20_Text">ContactChannelLink</text:span>.</text:p>
        </text:list-item>
        <text:list-item>
          <text:p text:style-name="P37">Implementar <text:span text:style-name="Source_20_Text">/telegram/webhook</text:span> e <text:span text:style-name="Source_20_Text">/whatsapp/webhook</text:span> com verificação de assinatura.</text:p>
        </text:list-item>
        <text:list-item>
          <text:p text:style-name="P37">Resolver roteamento para <text:span text:style-name="Source_20_Text">agentId</text:span> por regra simples.</text:p>
        </text:list-item>
        <text:list-item>
          <text:p text:style-name="P37">Persistir consentimento e opt-out.</text:p>
        </text:list-item>
        <text:list-item>
          <text:p text:style-name="P37">Consumir <text:span text:style-name="Source_20_Text">RunEvent</text:span> via SSE e responder.</text:p>
        </text:list-item>
        <text:list-item>
          <text:p text:style-name="P37"><text:soft-page-break/>Dashboards: volume por canal, p95 de resposta, custo por run. </text:p>
        </text:list-item>
      </text:list>
      <text:p text:style-name="Text_20_body">Riscos e mitigação</text:p>
      <text:list xml:id="list383076571" text:style-name="L19">
        <text:list-item>
          <text:p text:style-name="P38">Burst e retries: usar BullMQ e DLQ no gateway. </text:p>
        </text:list-item>
        <text:list-item>
          <text:p text:style-name="P38">Privacidade: mascarar PII nos logs e criptografar campos sensíveis. </text:p>
        </text:list-item>
        <text:list-item>
          <text:p text:style-name="P38">Governança: RBAC por rota e tokens com escopos por canal. </text:p>
        </text:list-item>
      </text:list>
      <text:p text:style-name="Text_20_body">Se quiser, descrevo o contrato <text:span text:style-name="Source_20_Text">MessageEnvelope</text:span> e os handlers iniciais para WhatsApp e Telegram.</text:p>
      <text:h text:style-name="Heading_20_5" text:outline-level="5">Você disse:</text:h>
      <text:p text:style-name="Text_20_body">descrever o contrato MessageEnvelope e os handlers iniciais para WhatsApp e Telegram.</text:p>
      <text:h text:style-name="Heading_20_6" text:outline-level="6">O ChatGPT disse:</text:h>
      <text:p text:style-name="Text_20_body">Segue o essencial: contrato <text:span text:style-name="Source_20_Text">MessageEnvelope</text:span> e handlers mínimos para WhatsApp Cloud API e Telegram Bot API. Foco: normalizar entrada, validar, enfileirar um <text:span text:style-name="Source_20_Text">Run</text:span> no EIAH, e responder 200 rápido.</text:p>
      <text:h text:style-name="Heading_20_1" text:outline-level="1">Contrato <text:span text:style-name="Source_20_Text">MessageEnvelope</text:span></text:h>
      <text:p text:style-name="P6"><text:span text:style-name="Source_20_Text">// contracts/message-envelope.ts</text:span></text:p>
      <text:p text:style-name="P6"><text:span text:style-name="Source_20_Text">export type Channel = 'whatsapp' | 'telegram' | 'sms' | 'slack' | 'discord' | 'email';</text:span></text:p>
      <text:p text:style-name="P6"/>
      <text:p text:style-name="P6"><text:span text:style-name="Source_20_Text">export interface MessageEnvelope {</text:span></text:p>
      <text:p text:style-name="P6"><text:span text:style-name="Source_20_Text"><text:s text:c="2"/>channel: Channel; <text:s text:c="16"/>// origem do evento</text:span></text:p>
      <text:p text:style-name="P6"><text:span text:style-name="Source_20_Text"><text:s text:c="2"/>externalUserId: string; <text:s text:c="10"/>// id do usuário no canal (ex: wa_id, telegram chat id)</text:span></text:p>
      <text:p text:style-name="P6"><text:span text:style-name="Source_20_Text"><text:s text:c="2"/>messageId: string; <text:s text:c="15"/>// id único do evento no canal</text:span></text:p>
      <text:p text:style-name="P6"><text:span text:style-name="Source_20_Text"><text:s text:c="2"/>tenantHint?: string; <text:s text:c="13"/>// opcional: ajuda a resolver tenant/workspace/agent</text:span></text:p>
      <text:p text:style-name="P6"><text:span text:style-name="Source_20_Text"><text:s text:c="2"/>workspaceHint?: string;</text:span></text:p>
      <text:p text:style-name="P6"><text:span text:style-name="Source_20_Text"><text:s text:c="2"/>agentHint?: string;</text:span></text:p>
      <text:p text:style-name="P6"/>
      <text:p text:style-name="P6"><text:span text:style-name="Source_20_Text"><text:s text:c="2"/>timestamp: string; <text:s text:c="15"/>// ISO-8601</text:span></text:p>
      <text:p text:style-name="P6"><text:span text:style-name="Source_20_Text"><text:s text:c="2"/>locale?: string; <text:s text:c="17"/>// pt-BR, en-US…</text:span></text:p>
      <text:p text:style-name="P6"/>
      <text:p text:style-name="P6"><text:span text:style-name="Source_20_Text"><text:s text:c="2"/>// Conteúdo</text:span></text:p>
      <text:p text:style-name="P6"><text:span text:style-name="Source_20_Text"><text:s text:c="2"/>type: 'text' | 'media' | 'location' | 'interactive' | 'command' | 'unknown';</text:span></text:p>
      <text:p text:style-name="P6"><text:span text:style-name="Source_20_Text"><text:s text:c="2"/>text?: string; <text:s text:c="19"/>// texto plano</text:span></text:p>
      <text:p text:style-name="P6"><text:span text:style-name="Source_20_Text"><text:s text:c="2"/>media?: {</text:span></text:p>
      <text:p text:style-name="P6"><text:span text:style-name="Source_20_Text"><text:s text:c="4"/>mediaId?: string; <text:s text:c="14"/>// id no provedor</text:span></text:p>
      <text:p text:style-name="P6"><text:span text:style-name="Source_20_Text"><text:s text:c="4"/>mimeType?: string;</text:span></text:p>
      <text:p text:style-name="P6"><text:span text:style-name="Source_20_Text"><text:s text:c="4"/>url?: string; <text:s text:c="18"/>// se o provedor entregar URL assinada</text:span></text:p>
      <text:p text:style-name="P6"><text:span text:style-name="Source_20_Text"><text:s text:c="4"/>caption?: string;</text:span></text:p>
      <text:p text:style-name="P6"><text:span text:style-name="Source_20_Text"><text:s text:c="4"/>fileName?: string;</text:span></text:p>
      <text:p text:style-name="P6"><text:span text:style-name="Source_20_Text"><text:s text:c="4"/>sizeBytes?: number;</text:span></text:p>
      <text:p text:style-name="P6"><text:span text:style-name="Source_20_Text"><text:s text:c="2"/>};</text:span></text:p>
      <text:p text:style-name="P6"><text:span text:style-name="Source_20_Text"><text:s text:c="2"/>location?: {</text:span></text:p>
      <text:p text:style-name="P6"><text:span text:style-name="Source_20_Text"><text:s text:c="4"/>latitude: number;</text:span></text:p>
      <text:p text:style-name="P6"><text:span text:style-name="Source_20_Text"><text:s text:c="4"/>longitude: number;</text:span></text:p>
      <text:p text:style-name="P6"><text:span text:style-name="Source_20_Text"><text:s text:c="4"/>name?: string;</text:span></text:p>
      <text:p text:style-name="P6"><text:span text:style-name="Source_20_Text"><text:s text:c="4"/>address?: string;</text:span></text:p>
      <text:p text:style-name="P6"><text:span text:style-name="Source_20_Text"><text:s text:c="2"/>};</text:span></text:p>
      <text:p text:style-name="P6"><text:span text:style-name="Source_20_Text"><text:s text:c="2"/>interactive?: {</text:span></text:p>
      <text:p text:style-name="P6"><text:span text:style-name="Source_20_Text"><text:s text:c="4"/>subtype: 'button' | 'list' | 'quick_reply';</text:span></text:p>
      <text:p text:style-name="P6"><text:soft-page-break/><text:span text:style-name="Source_20_Text"><text:s text:c="4"/>id?: string; <text:s text:c="19"/>// id do botão/option</text:span></text:p>
      <text:p text:style-name="P6"><text:span text:style-name="Source_20_Text"><text:s text:c="4"/>title?: string;</text:span></text:p>
      <text:p text:style-name="P6"><text:span text:style-name="Source_20_Text"><text:s text:c="4"/>payload?: string; <text:s text:c="14"/>// valor bruto do canal</text:span></text:p>
      <text:p text:style-name="P6"><text:span text:style-name="Source_20_Text"><text:s text:c="2"/>};</text:span></text:p>
      <text:p text:style-name="P6"><text:span text:style-name="Source_20_Text"><text:s text:c="2"/>command?: {</text:span></text:p>
      <text:p text:style-name="P6"><text:span text:style-name="Source_20_Text"><text:s text:c="4"/>raw: string; <text:s text:c="19"/>// ex: "/agent suporte"</text:span></text:p>
      <text:p text:style-name="P6"><text:span text:style-name="Source_20_Text"><text:s text:c="2"/>};</text:span></text:p>
      <text:p text:style-name="P6"/>
      <text:p text:style-name="P6"><text:span text:style-name="Source_20_Text"><text:s text:c="2"/>// Metadados técnicos</text:span></text:p>
      <text:p text:style-name="P6"><text:span text:style-name="Source_20_Text"><text:s text:c="2"/>traceId: string; <text:s text:c="17"/>// para rastreio ponta-a-ponta</text:span></text:p>
      <text:p text:style-name="P6"><text:span text:style-name="Source_20_Text"><text:s text:c="2"/>delivery?: {</text:span></text:p>
      <text:p text:style-name="P6"><text:span text:style-name="Source_20_Text"><text:s text:c="4"/>isRetry?: boolean;</text:span></text:p>
      <text:p text:style-name="P6"><text:span text:style-name="Source_20_Text"><text:s text:c="4"/>providerEventId?: string; <text:s text:c="6"/>// id do delivery do provedor</text:span></text:p>
      <text:p text:style-name="P6"><text:span text:style-name="Source_20_Text"><text:s text:c="2"/>};</text:span></text:p>
      <text:p text:style-name="P7"><text:span text:style-name="Source_20_Text">}</text:span></text:p>
      <text:p text:style-name="Text_20_body">Validação com Zod:</text:p>
      <text:p text:style-name="P6"><text:span text:style-name="Source_20_Text">import { z } from 'zod';</text:span></text:p>
      <text:p text:style-name="P6"/>
      <text:p text:style-name="P6"><text:span text:style-name="Source_20_Text">export const MessageEnvelopeSchema = z.object({</text:span></text:p>
      <text:p text:style-name="P6"><text:span text:style-name="Source_20_Text"><text:s text:c="2"/>channel: z.enum(['whatsapp','telegram','sms','slack','discord','email']),</text:span></text:p>
      <text:p text:style-name="P6"><text:span text:style-name="Source_20_Text"><text:s text:c="2"/>externalUserId: z.string().min(1),</text:span></text:p>
      <text:p text:style-name="P6"><text:span text:style-name="Source_20_Text"><text:s text:c="2"/>messageId: z.string().min(1),</text:span></text:p>
      <text:p text:style-name="P6"><text:span text:style-name="Source_20_Text"><text:s text:c="2"/>tenantHint: z.string().optional(),</text:span></text:p>
      <text:p text:style-name="P6"><text:span text:style-name="Source_20_Text"><text:s text:c="2"/>workspaceHint: z.string().optional(),</text:span></text:p>
      <text:p text:style-name="P6"><text:span text:style-name="Source_20_Text"><text:s text:c="2"/>agentHint: z.string().optional(),</text:span></text:p>
      <text:p text:style-name="P6"><text:span text:style-name="Source_20_Text"><text:s text:c="2"/>timestamp: z.string().datetime(),</text:span></text:p>
      <text:p text:style-name="P6"><text:span text:style-name="Source_20_Text"><text:s text:c="2"/>locale: z.string().optional(),</text:span></text:p>
      <text:p text:style-name="P6"><text:span text:style-name="Source_20_Text"><text:s text:c="2"/>type: z.enum(['text','media','location','interactive','command','unknown']),</text:span></text:p>
      <text:p text:style-name="P6"><text:span text:style-name="Source_20_Text"><text:s text:c="2"/>text: z.string().optional(),</text:span></text:p>
      <text:p text:style-name="P6"><text:span text:style-name="Source_20_Text"><text:s text:c="2"/>media: z.object({</text:span></text:p>
      <text:p text:style-name="P6"><text:span text:style-name="Source_20_Text"><text:s text:c="4"/>mediaId: z.string().optional(),</text:span></text:p>
      <text:p text:style-name="P6"><text:span text:style-name="Source_20_Text"><text:s text:c="4"/>mimeType: z.string().optional(),</text:span></text:p>
      <text:p text:style-name="P6"><text:span text:style-name="Source_20_Text"><text:s text:c="4"/>url: z.string().url().optional(),</text:span></text:p>
      <text:p text:style-name="P6"><text:span text:style-name="Source_20_Text"><text:s text:c="4"/>caption: z.string().optional(),</text:span></text:p>
      <text:p text:style-name="P6"><text:span text:style-name="Source_20_Text"><text:s text:c="4"/>fileName: z.string().optional(),</text:span></text:p>
      <text:p text:style-name="P6"><text:span text:style-name="Source_20_Text"><text:s text:c="4"/>sizeBytes: z.number().optional(),</text:span></text:p>
      <text:p text:style-name="P6"><text:span text:style-name="Source_20_Text"><text:s text:c="2"/>}).optional(),</text:span></text:p>
      <text:p text:style-name="P6"><text:span text:style-name="Source_20_Text"><text:s text:c="2"/>location: z.object({</text:span></text:p>
      <text:p text:style-name="P6"><text:span text:style-name="Source_20_Text"><text:s text:c="4"/>latitude: z.number(),</text:span></text:p>
      <text:p text:style-name="P6"><text:span text:style-name="Source_20_Text"><text:s text:c="4"/>longitude: z.number(),</text:span></text:p>
      <text:p text:style-name="P6"><text:span text:style-name="Source_20_Text"><text:s text:c="4"/>name: z.string().optional(),</text:span></text:p>
      <text:p text:style-name="P6"><text:span text:style-name="Source_20_Text"><text:s text:c="4"/>address: z.string().optional(),</text:span></text:p>
      <text:p text:style-name="P6"><text:span text:style-name="Source_20_Text"><text:s text:c="2"/>}).optional(),</text:span></text:p>
      <text:p text:style-name="P6"><text:span text:style-name="Source_20_Text"><text:s text:c="2"/>interactive: z.object({</text:span></text:p>
      <text:p text:style-name="P6"><text:span text:style-name="Source_20_Text"><text:s text:c="4"/>subtype: z.enum(['button','list','quick_reply']),</text:span></text:p>
      <text:p text:style-name="P6"><text:span text:style-name="Source_20_Text"><text:s text:c="4"/>id: z.string().optional(),</text:span></text:p>
      <text:p text:style-name="P6"><text:span text:style-name="Source_20_Text"><text:s text:c="4"/>title: z.string().optional(),</text:span></text:p>
      <text:p text:style-name="P6"><text:span text:style-name="Source_20_Text"><text:s text:c="4"/>payload: z.string().optional(),</text:span></text:p>
      <text:p text:style-name="P6"><text:span text:style-name="Source_20_Text"><text:s text:c="2"/>}).optional(),</text:span></text:p>
      <text:p text:style-name="P6"><text:span text:style-name="Source_20_Text"><text:s text:c="2"/>command: z.object({ raw: z.string() }).optional(),</text:span></text:p>
      <text:p text:style-name="P6"><text:span text:style-name="Source_20_Text"><text:s text:c="2"/>traceId: z.string(),</text:span></text:p>
      <text:p text:style-name="P6"><text:span text:style-name="Source_20_Text"><text:s text:c="2"/>delivery: z.object({</text:span></text:p>
      <text:p text:style-name="P6"><text:span text:style-name="Source_20_Text"><text:s text:c="4"/>isRetry: z.boolean().optional(),</text:span></text:p>
      <text:p text:style-name="P6"><text:span text:style-name="Source_20_Text"><text:s text:c="4"/>providerEventId: z.string().optional(),</text:span></text:p>
      <text:p text:style-name="P6"><text:span text:style-name="Source_20_Text"><text:s text:c="2"/>}).optional()</text:span></text:p>
      <text:p text:style-name="P6"><text:span text:style-name="Source_20_Text">});</text:span></text:p>
      <text:p text:style-name="P7"><text:span text:style-name="Source_20_Text">export type MessageEnvelopeDTO = z.infer&lt;typeof MessageEnvelopeSchema&gt;;</text:span></text:p>
      <text:h text:style-name="Heading_20_1" text:outline-level="1"><text:soft-page-break/>Handlers: WhatsApp Cloud API</text:h>
      <text:p text:style-name="Text_20_body">Assuma Fastify + BullMQ. Inclui verificação de assinatura HMAC-SHA256 (<text:span text:style-name="Source_20_Text">X-Hub-Signature-256</text:span>), desafio de verificação e normalização.</text:p>
      <text:p text:style-name="P6"><text:span text:style-name="Source_20_Text">// apps/integrations/channel-gateway/whatsapp.ts</text:span></text:p>
      <text:p text:style-name="P6"><text:span text:style-name="Source_20_Text">import crypto from 'crypto';</text:span></text:p>
      <text:p text:style-name="P6"><text:span text:style-name="Source_20_Text">import { FastifyInstance, FastifyRequest } from 'fastify';</text:span></text:p>
      <text:p text:style-name="P6"><text:span text:style-name="Source_20_Text">import { MessageEnvelope, MessageEnvelopeSchema } from '../../contracts/message-envelope';</text:span></text:p>
      <text:p text:style-name="P6"><text:span text:style-name="Source_20_Text">import { queueRun } from '../../services/eiah-runs';</text:span></text:p>
      <text:p text:style-name="P6"/>
      <text:p text:style-name="P6"><text:span text:style-name="Source_20_Text">const WHATSAPP_APP_SECRET = process.env.WHATSAPP_APP_SECRET!;</text:span></text:p>
      <text:p text:style-name="P6"/>
      <text:p text:style-name="P6"><text:span text:style-name="Source_20_Text">function verifyMetaSignature(signature: string | undefined, rawBody: Buffer) {</text:span></text:p>
      <text:p text:style-name="P6"><text:span text:style-name="Source_20_Text"><text:s text:c="2"/>if (!signature) return false;</text:span></text:p>
      <text:p text:style-name="P6"><text:span text:style-name="Source_20_Text"><text:s text:c="2"/>const expected = 'sha256=' + crypto.createHmac('sha256', WHATSAPP_APP_SECRET).update(rawBody).digest('hex');</text:span></text:p>
      <text:p text:style-name="P6"><text:span text:style-name="Source_20_Text"><text:s text:c="2"/>return crypto.timingSafeEqual(Buffer.from(signature), Buffer.from(expected));</text:span></text:p>
      <text:p text:style-name="P6"><text:span text:style-name="Source_20_Text">}</text:span></text:p>
      <text:p text:style-name="P6"/>
      <text:p text:style-name="P6"><text:span text:style-name="Source_20_Text">export async function registerWhatsAppRoutes(app: FastifyInstance) {</text:span></text:p>
      <text:p text:style-name="P6"><text:span text:style-name="Source_20_Text"><text:s text:c="2"/>// GET /whatsapp/webhook?hub.mode=subscribe&amp;hub.verify_token=...&amp;hub.challenge=...</text:span></text:p>
      <text:p text:style-name="P6"><text:span text:style-name="Source_20_Text"><text:s text:c="2"/>app.get('/whatsapp/webhook', async (req, reply) =&gt; {</text:span></text:p>
      <text:p text:style-name="P6"><text:span text:style-name="Source_20_Text"><text:s text:c="4"/>const { ['hub.mode']: mode, ['hub.verify_token']: token, ['hub.challenge']: challenge } = (req.query as any) || {};</text:span></text:p>
      <text:p text:style-name="P6"><text:span text:style-name="Source_20_Text"><text:s text:c="4"/>if (mode === 'subscribe' &amp;&amp; token === process.env.WHATSAPP_VERIFY_TOKEN) {</text:span></text:p>
      <text:p text:style-name="P6"><text:span text:style-name="Source_20_Text"><text:s text:c="6"/>return reply.code(200).send(challenge);</text:span></text:p>
      <text:p text:style-name="P6"><text:span text:style-name="Source_20_Text"><text:s text:c="4"/>}</text:span></text:p>
      <text:p text:style-name="P6"><text:span text:style-name="Source_20_Text"><text:s text:c="4"/>return reply.code(403).send();</text:span></text:p>
      <text:p text:style-name="P6"><text:span text:style-name="Source_20_Text"><text:s text:c="2"/>});</text:span></text:p>
      <text:p text:style-name="P6"/>
      <text:p text:style-name="P6"><text:span text:style-name="Source_20_Text"><text:s text:c="2"/>// POST webhook</text:span></text:p>
      <text:p text:style-name="P6"><text:span text:style-name="Source_20_Text"><text:s text:c="2"/>app.addHook('onRequest', async (req, reply) =&gt; {</text:span></text:p>
      <text:p text:style-name="P6"><text:span text:style-name="Source_20_Text"><text:s text:c="4"/>if (req.url.startsWith('/whatsapp/webhook')) {</text:span></text:p>
      <text:p text:style-name="P6"><text:span text:style-name="Source_20_Text"><text:s text:c="6"/>const sig = req.headers['x-hub-signature-256'] as string | undefined;</text:span></text:p>
      <text:p text:style-name="P6"><text:span text:style-name="Source_20_Text"><text:s text:c="6"/>const raw = (req as any).rawBody as Buffer; // habilite `bodyLimit` e `onProtoPoisoning` + `onConstructorPoisoning`</text:span></text:p>
      <text:p text:style-name="P6"><text:span text:style-name="Source_20_Text"><text:s text:c="6"/>if (!verifyMetaSignature(sig, raw)) return reply.code(401).send();</text:span></text:p>
      <text:p text:style-name="P6"><text:span text:style-name="Source_20_Text"><text:s text:c="4"/>}</text:span></text:p>
      <text:p text:style-name="P6"><text:span text:style-name="Source_20_Text"><text:s text:c="2"/>});</text:span></text:p>
      <text:p text:style-name="P6"/>
      <text:p text:style-name="P6"><text:span text:style-name="Source_20_Text"><text:s text:c="2"/>app.post('/whatsapp/webhook', async (req, reply) =&gt; {</text:span></text:p>
      <text:p text:style-name="P6"><text:span text:style-name="Source_20_Text"><text:s text:c="4"/>// WhatsApp envia batch: entry[0].changes[].value.messages[]</text:span></text:p>
      <text:p text:style-name="P6"><text:span text:style-name="Source_20_Text"><text:s text:c="4"/>const body = req.body as any;</text:span></text:p>
      <text:p text:style-name="P6"><text:span text:style-name="Source_20_Text"><text:s text:c="4"/>const entries = body?.entry ?? [];</text:span></text:p>
      <text:p text:style-name="P6"><text:span text:style-name="Source_20_Text"><text:s text:c="4"/>for (const e of entries) {</text:span></text:p>
      <text:p text:style-name="P6"><text:span text:style-name="Source_20_Text"><text:s text:c="6"/>for (const ch of e.changes ?? []) {</text:span></text:p>
      <text:p text:style-name="P6"><text:span text:style-name="Source_20_Text"><text:s text:c="8"/>const v = ch.value;</text:span></text:p>
      <text:p text:style-name="P6"><text:span text:style-name="Source_20_Text"><text:s text:c="8"/>const waPhone = v?.metadata?.display_phone_number;</text:span></text:p>
      <text:p text:style-name="P6"><text:span text:style-name="Source_20_Text"><text:s text:c="8"/>const messages = v?.messages ?? [];</text:span></text:p>
      <text:p text:style-name="P6"><text:span text:style-name="Source_20_Text"><text:s text:c="8"/>for (const m of messages) {</text:span></text:p>
      <text:p text:style-name="P6"><text:span text:style-name="Source_20_Text"><text:s text:c="10"/>const envelope: MessageEnvelope = toEnvelopeFromWhatsApp(m, v);</text:span></text:p>
      <text:p text:style-name="P6"><text:span text:style-name="Source_20_Text"><text:s text:c="10"/>const parsed = MessageEnvelopeSchema.safeParse(envelope);</text:span></text:p>
      <text:p text:style-name="P6"><text:span text:style-name="Source_20_Text"><text:s text:c="10"/>if (!parsed.success) continue; // opcional: log e métricas</text:span></text:p>
      <text:p text:style-name="P6"><text:span text:style-name="Source_20_Text"><text:s text:c="10"/>await queueRun(parsed.data); <text:s text:c="2"/>// enfileira criação do Run no EIAH</text:span></text:p>
      <text:p text:style-name="P6"><text:span text:style-name="Source_20_Text"><text:s text:c="8"/>}</text:span></text:p>
      <text:p text:style-name="P6"><text:span text:style-name="Source_20_Text"><text:s text:c="6"/>}</text:span></text:p>
      <text:p text:style-name="P6"><text:span text:style-name="Source_20_Text"><text:s text:c="4"/>}</text:span></text:p>
      <text:p text:style-name="P6"><text:span text:style-name="Source_20_Text"><text:s text:c="4"/>// WhatsApp exige 200 rápido (&lt;5s)</text:span></text:p>
      <text:p text:style-name="P6"><text:span text:style-name="Source_20_Text"><text:s text:c="4"/>return reply.code(200).send('OK');</text:span></text:p>
      <text:p text:style-name="P6"><text:soft-page-break/><text:span text:style-name="Source_20_Text"><text:s text:c="2"/>});</text:span></text:p>
      <text:p text:style-name="P6"><text:span text:style-name="Source_20_Text">}</text:span></text:p>
      <text:p text:style-name="P6"/>
      <text:p text:style-name="P6"><text:span text:style-name="Source_20_Text">function toEnvelopeFromWhatsApp(m: any, v: any): MessageEnvelope {</text:span></text:p>
      <text:p text:style-name="P6"><text:span text:style-name="Source_20_Text"><text:s text:c="2"/>const from = m.from; // wa_id</text:span></text:p>
      <text:p text:style-name="P6"><text:span text:style-name="Source_20_Text"><text:s text:c="2"/>const ts = m.timestamp ? new Date(Number(m.timestamp) * 1000).toISOString() : new Date().toISOString();</text:span></text:p>
      <text:p text:style-name="P6"><text:span text:style-name="Source_20_Text"><text:s text:c="2"/>const base = {</text:span></text:p>
      <text:p text:style-name="P6"><text:span text:style-name="Source_20_Text"><text:s text:c="4"/>channel: 'whatsapp' as const,</text:span></text:p>
      <text:p text:style-name="P6"><text:span text:style-name="Source_20_Text"><text:s text:c="4"/>externalUserId: from,</text:span></text:p>
      <text:p text:style-name="P6"><text:span text:style-name="Source_20_Text"><text:s text:c="4"/>messageId: m.id,</text:span></text:p>
      <text:p text:style-name="P6"><text:span text:style-name="Source_20_Text"><text:s text:c="4"/>timestamp: ts,</text:span></text:p>
      <text:p text:style-name="P6"><text:span text:style-name="Source_20_Text"><text:s text:c="4"/>traceId: `wa:${m.id}`,</text:span></text:p>
      <text:p text:style-name="P6"><text:span text:style-name="Source_20_Text"><text:s text:c="4"/>locale: v?.contacts?.[0]?.profile?.name ? undefined : undefined</text:span></text:p>
      <text:p text:style-name="P6"><text:span text:style-name="Source_20_Text"><text:s text:c="2"/>};</text:span></text:p>
      <text:p text:style-name="P6"/>
      <text:p text:style-name="P6"><text:span text:style-name="Source_20_Text"><text:s text:c="2"/>if (m.type === 'text') {</text:span></text:p>
      <text:p text:style-name="P6"><text:span text:style-name="Source_20_Text"><text:s text:c="4"/>return { ...base, type: 'text', text: m.text?.body ?? '' };</text:span></text:p>
      <text:p text:style-name="P6"><text:span text:style-name="Source_20_Text"><text:s text:c="2"/>}</text:span></text:p>
      <text:p text:style-name="P6"><text:span text:style-name="Source_20_Text"><text:s text:c="2"/>if (m.type === 'interactive') {</text:span></text:p>
      <text:p text:style-name="P6"><text:span text:style-name="Source_20_Text"><text:s text:c="4"/>const n = m.interactive?.button_reply || m.interactive?.list_reply;</text:span></text:p>
      <text:p text:style-name="P6"><text:span text:style-name="Source_20_Text"><text:s text:c="4"/>return {</text:span></text:p>
      <text:p text:style-name="P6"><text:span text:style-name="Source_20_Text"><text:s text:c="6"/>...base,</text:span></text:p>
      <text:p text:style-name="P6"><text:span text:style-name="Source_20_Text"><text:s text:c="6"/>type: 'interactive',</text:span></text:p>
      <text:p text:style-name="P6"><text:span text:style-name="Source_20_Text"><text:s text:c="6"/>interactive: {</text:span></text:p>
      <text:p text:style-name="P6"><text:span text:style-name="Source_20_Text"><text:s text:c="8"/>subtype: m.interactive?.type === 'list_reply' ? 'list' : 'button',</text:span></text:p>
      <text:p text:style-name="P6"><text:span text:style-name="Source_20_Text"><text:s text:c="8"/>id: n?.id,</text:span></text:p>
      <text:p text:style-name="P6"><text:span text:style-name="Source_20_Text"><text:s text:c="8"/>title: n?.title,</text:span></text:p>
      <text:p text:style-name="P6"><text:span text:style-name="Source_20_Text"><text:s text:c="8"/>payload: JSON.stringify(m.interactive)</text:span></text:p>
      <text:p text:style-name="P6"><text:span text:style-name="Source_20_Text"><text:s text:c="6"/>}</text:span></text:p>
      <text:p text:style-name="P6"><text:span text:style-name="Source_20_Text"><text:s text:c="4"/>};</text:span></text:p>
      <text:p text:style-name="P6"><text:span text:style-name="Source_20_Text"><text:s text:c="2"/>}</text:span></text:p>
      <text:p text:style-name="P6"><text:span text:style-name="Source_20_Text"><text:s text:c="2"/>if (m.type === 'location') {</text:span></text:p>
      <text:p text:style-name="P6"><text:span text:style-name="Source_20_Text"><text:s text:c="4"/>return {</text:span></text:p>
      <text:p text:style-name="P6"><text:span text:style-name="Source_20_Text"><text:s text:c="6"/>...base,</text:span></text:p>
      <text:p text:style-name="P6"><text:span text:style-name="Source_20_Text"><text:s text:c="6"/>type: 'location',</text:span></text:p>
      <text:p text:style-name="P6"><text:span text:style-name="Source_20_Text"><text:s text:c="6"/>location: {</text:span></text:p>
      <text:p text:style-name="P6"><text:span text:style-name="Source_20_Text"><text:s text:c="8"/>latitude: m.location.latitude,</text:span></text:p>
      <text:p text:style-name="P6"><text:span text:style-name="Source_20_Text"><text:s text:c="8"/>longitude: m.location.longitude,</text:span></text:p>
      <text:p text:style-name="P6"><text:span text:style-name="Source_20_Text"><text:s text:c="8"/>name: m.location.name,</text:span></text:p>
      <text:p text:style-name="P6"><text:span text:style-name="Source_20_Text"><text:s text:c="8"/>address: m.location.address</text:span></text:p>
      <text:p text:style-name="P6"><text:span text:style-name="Source_20_Text"><text:s text:c="6"/>}</text:span></text:p>
      <text:p text:style-name="P6"><text:span text:style-name="Source_20_Text"><text:s text:c="4"/>};</text:span></text:p>
      <text:p text:style-name="P6"><text:span text:style-name="Source_20_Text"><text:s text:c="2"/>}</text:span></text:p>
      <text:p text:style-name="P6"><text:span text:style-name="Source_20_Text"><text:s text:c="2"/>// mídia (image, audio, document, video, sticker)</text:span></text:p>
      <text:p text:style-name="P6"><text:span text:style-name="Source_20_Text"><text:s text:c="2"/>if (['image','audio','document','video','sticker'].includes(m.type)) {</text:span></text:p>
      <text:p text:style-name="P6"><text:span text:style-name="Source_20_Text"><text:s text:c="4"/>const mediaObj = m[m.type];</text:span></text:p>
      <text:p text:style-name="P6"><text:span text:style-name="Source_20_Text"><text:s text:c="4"/>return {</text:span></text:p>
      <text:p text:style-name="P6"><text:span text:style-name="Source_20_Text"><text:s text:c="6"/>...base,</text:span></text:p>
      <text:p text:style-name="P6"><text:span text:style-name="Source_20_Text"><text:s text:c="6"/>type: 'media',</text:span></text:p>
      <text:p text:style-name="P6"><text:span text:style-name="Source_20_Text"><text:s text:c="6"/>media: {</text:span></text:p>
      <text:p text:style-name="P6"><text:span text:style-name="Source_20_Text"><text:s text:c="8"/>mediaId: mediaObj?.id,</text:span></text:p>
      <text:p text:style-name="P6"><text:span text:style-name="Source_20_Text"><text:s text:c="8"/>mimeType: mediaObj?.mime_type,</text:span></text:p>
      <text:p text:style-name="P6"><text:span text:style-name="Source_20_Text"><text:s text:c="8"/>url: undefined, // precisa de GET /{media-id} com Bearer</text:span></text:p>
      <text:p text:style-name="P6"><text:span text:style-name="Source_20_Text"><text:s text:c="8"/>caption: mediaObj?.caption,</text:span></text:p>
      <text:p text:style-name="P6"><text:span text:style-name="Source_20_Text"><text:s text:c="8"/>fileName: mediaObj?.filename</text:span></text:p>
      <text:p text:style-name="P6"><text:span text:style-name="Source_20_Text"><text:s text:c="6"/>}</text:span></text:p>
      <text:p text:style-name="P6"><text:span text:style-name="Source_20_Text"><text:s text:c="4"/>};</text:span></text:p>
      <text:p text:style-name="P6"><text:span text:style-name="Source_20_Text"><text:s text:c="2"/>}</text:span></text:p>
      <text:p text:style-name="P6"><text:span text:style-name="Source_20_Text"><text:s text:c="2"/>return { ...base, type: 'unknown' };</text:span></text:p>
      <text:p text:style-name="P7"><text:span text:style-name="Source_20_Text">}</text:span></text:p>
      <text:p text:style-name="Text_20_body">Notas WhatsApp:</text:p>
      <text:list xml:id="list4153570969" text:style-name="L20">
        <text:list-item>
          <text:p text:style-name="P39"><text:soft-page-break/>Responder 200 em até 5 s.</text:p>
        </text:list-item>
        <text:list-item>
          <text:p text:style-name="P39">Baixar mídia via <text:span text:style-name="Source_20_Text">GET /{media-id}</text:span> com token e anexar ao run de forma assíncrona.</text:p>
        </text:list-item>
        <text:list-item>
          <text:p text:style-name="P39">Use idempotência por <text:span text:style-name="Source_20_Text">messageId</text:span>.</text:p>
        </text:list-item>
      </text:list>
      <text:h text:style-name="Heading_20_1" text:outline-level="1">Handlers: Telegram Bot API</text:h>
      <text:p text:style-name="Text_20_body">Rota única POST. Recomendo “path secreto” (<text:span text:style-name="Source_20_Text">/telegram/webhook/&lt;botTokenHash&gt;</text:span>) e verificação do <text:span text:style-name="Source_20_Text">X-Telegram-Bot-Api-Secret-Token</text:span> se configurado.</text:p>
      <text:p text:style-name="P6"><text:span text:style-name="Source_20_Text">// apps/integrations/channel-gateway/telegram.ts</text:span></text:p>
      <text:p text:style-name="P6"><text:span text:style-name="Source_20_Text">import { FastifyInstance } from 'fastify';</text:span></text:p>
      <text:p text:style-name="P6"><text:span text:style-name="Source_20_Text">import crypto from 'crypto';</text:span></text:p>
      <text:p text:style-name="P6"><text:span text:style-name="Source_20_Text">import { MessageEnvelope, MessageEnvelopeSchema } from '../../contracts/message-envelope';</text:span></text:p>
      <text:p text:style-name="P6"><text:span text:style-name="Source_20_Text">import { queueRun } from '../../services/eiah-runs';</text:span></text:p>
      <text:p text:style-name="P6"/>
      <text:p text:style-name="P6"><text:span text:style-name="Source_20_Text">const TG_SECRET_TOKEN = process.env.TG_SECRET_TOKEN; // opcional</text:span></text:p>
      <text:p text:style-name="P6"/>
      <text:p text:style-name="P6"><text:span text:style-name="Source_20_Text">export async function registerTelegramRoutes(app: FastifyInstance) {</text:span></text:p>
      <text:p text:style-name="P6"><text:span text:style-name="Source_20_Text"><text:s text:c="2"/>app.post('/telegram/webhook/:secret', async (req, reply) =&gt; {</text:span></text:p>
      <text:p text:style-name="P6"><text:span text:style-name="Source_20_Text"><text:s text:c="4"/>const provided = (req.params as any).secret;</text:span></text:p>
      <text:p text:style-name="P6"><text:span text:style-name="Source_20_Text"><text:s text:c="4"/>const expected = crypto.createHash('sha256').update(process.env.TG_BOT_TOKEN!).digest('hex');</text:span></text:p>
      <text:p text:style-name="P6"><text:span text:style-name="Source_20_Text"><text:s text:c="4"/>if (provided !== expected) return reply.code(403).send();</text:span></text:p>
      <text:p text:style-name="P6"/>
      <text:p text:style-name="P6"><text:span text:style-name="Source_20_Text"><text:s text:c="4"/>if (TG_SECRET_TOKEN) {</text:span></text:p>
      <text:p text:style-name="P6"><text:span text:style-name="Source_20_Text"><text:s text:c="6"/>const hdr = req.headers['x-telegram-bot-api-secret-token'];</text:span></text:p>
      <text:p text:style-name="P6"><text:span text:style-name="Source_20_Text"><text:s text:c="6"/>if (hdr !== TG_SECRET_TOKEN) return reply.code(401).send();</text:span></text:p>
      <text:p text:style-name="P6"><text:span text:style-name="Source_20_Text"><text:s text:c="4"/>}</text:span></text:p>
      <text:p text:style-name="P6"/>
      <text:p text:style-name="P6"><text:span text:style-name="Source_20_Text"><text:s text:c="4"/>const update = req.body as any; <text:s text:c="9"/>// Telegram "Update"</text:span></text:p>
      <text:p text:style-name="P6"><text:span text:style-name="Source_20_Text"><text:s text:c="4"/>const msgs = extractMessages(update); <text:s text:c="3"/>// pode vir message, edited_message, callback_query, etc.</text:span></text:p>
      <text:p text:style-name="P6"/>
      <text:p text:style-name="P6"><text:span text:style-name="Source_20_Text"><text:s text:c="4"/>for (const m of msgs) {</text:span></text:p>
      <text:p text:style-name="P6"><text:span text:style-name="Source_20_Text"><text:s text:c="6"/>const envelope = toEnvelopeFromTelegram(m);</text:span></text:p>
      <text:p text:style-name="P6"><text:span text:style-name="Source_20_Text"><text:s text:c="6"/>const parsed = MessageEnvelopeSchema.safeParse(envelope);</text:span></text:p>
      <text:p text:style-name="P6"><text:span text:style-name="Source_20_Text"><text:s text:c="6"/>if (!parsed.success) continue;</text:span></text:p>
      <text:p text:style-name="P6"><text:span text:style-name="Source_20_Text"><text:s text:c="6"/>await queueRun(parsed.data);</text:span></text:p>
      <text:p text:style-name="P6"><text:span text:style-name="Source_20_Text"><text:s text:c="4"/>}</text:span></text:p>
      <text:p text:style-name="P6"><text:span text:style-name="Source_20_Text"><text:s text:c="4"/>return reply.code(200).send('OK');</text:span></text:p>
      <text:p text:style-name="P6"><text:span text:style-name="Source_20_Text"><text:s text:c="2"/>});</text:span></text:p>
      <text:p text:style-name="P6"><text:span text:style-name="Source_20_Text">}</text:span></text:p>
      <text:p text:style-name="P6"/>
      <text:p text:style-name="P6"><text:span text:style-name="Source_20_Text">function extractMessages(update: any): any[] {</text:span></text:p>
      <text:p text:style-name="P6"><text:span text:style-name="Source_20_Text"><text:s text:c="2"/>const out: any[] = [];</text:span></text:p>
      <text:p text:style-name="P6"><text:span text:style-name="Source_20_Text"><text:s text:c="2"/>if (update.message) out.push(update.message);</text:span></text:p>
      <text:p text:style-name="P6"><text:span text:style-name="Source_20_Text"><text:s text:c="2"/>if (update.edited_message) out.push(update.edited_message);</text:span></text:p>
      <text:p text:style-name="P6"><text:span text:style-name="Source_20_Text"><text:s text:c="2"/>if (update.callback_query) out.push({ _callback: update.callback_query });</text:span></text:p>
      <text:p text:style-name="P6"><text:span text:style-name="Source_20_Text"><text:s text:c="2"/>if (update.channel_post) out.push(update.channel_post);</text:span></text:p>
      <text:p text:style-name="P6"><text:span text:style-name="Source_20_Text"><text:s text:c="2"/>return out;</text:span></text:p>
      <text:p text:style-name="P6"><text:span text:style-name="Source_20_Text">}</text:span></text:p>
      <text:p text:style-name="P6"/>
      <text:p text:style-name="P6"><text:span text:style-name="Source_20_Text">function toEnvelopeFromTelegram(m: any): MessageEnvelope {</text:span></text:p>
      <text:p text:style-name="P6"><text:span text:style-name="Source_20_Text"><text:s text:c="2"/>// callback button</text:span></text:p>
      <text:p text:style-name="P6"><text:span text:style-name="Source_20_Text"><text:s text:c="2"/>if (m._callback) {</text:span></text:p>
      <text:p text:style-name="P6"><text:span text:style-name="Source_20_Text"><text:s text:c="4"/>const cb = m._callback;</text:span></text:p>
      <text:p text:style-name="P6"><text:span text:style-name="Source_20_Text"><text:s text:c="4"/>const chatId = cb.message?.chat?.id?.toString();</text:span></text:p>
      <text:p text:style-name="P6"><text:span text:style-name="Source_20_Text"><text:s text:c="4"/>return {</text:span></text:p>
      <text:p text:style-name="P6"><text:soft-page-break/><text:span text:style-name="Source_20_Text"><text:s text:c="6"/>channel: 'telegram',</text:span></text:p>
      <text:p text:style-name="P6"><text:span text:style-name="Source_20_Text"><text:s text:c="6"/>externalUserId: chatId ?? cb.from?.id?.toString(),</text:span></text:p>
      <text:p text:style-name="P6"><text:span text:style-name="Source_20_Text"><text:s text:c="6"/>messageId: cb.id,</text:span></text:p>
      <text:p text:style-name="P6"><text:span text:style-name="Source_20_Text"><text:s text:c="6"/>timestamp: new Date().toISOString(),</text:span></text:p>
      <text:p text:style-name="P6"><text:span text:style-name="Source_20_Text"><text:s text:c="6"/>traceId: `tgcb:${cb.id}`,</text:span></text:p>
      <text:p text:style-name="P6"><text:span text:style-name="Source_20_Text"><text:s text:c="6"/>type: 'interactive',</text:span></text:p>
      <text:p text:style-name="P6"><text:span text:style-name="Source_20_Text"><text:s text:c="6"/>interactive: {</text:span></text:p>
      <text:p text:style-name="P6"><text:span text:style-name="Source_20_Text"><text:s text:c="8"/>subtype: 'button',</text:span></text:p>
      <text:p text:style-name="P6"><text:span text:style-name="Source_20_Text"><text:s text:c="8"/>id: undefined,</text:span></text:p>
      <text:p text:style-name="P6"><text:span text:style-name="Source_20_Text"><text:s text:c="8"/>title: cb.data,</text:span></text:p>
      <text:p text:style-name="P6"><text:span text:style-name="Source_20_Text"><text:s text:c="8"/>payload: JSON.stringify(cb)</text:span></text:p>
      <text:p text:style-name="P6"><text:span text:style-name="Source_20_Text"><text:s text:c="6"/>}</text:span></text:p>
      <text:p text:style-name="P6"><text:span text:style-name="Source_20_Text"><text:s text:c="4"/>};</text:span></text:p>
      <text:p text:style-name="P6"><text:span text:style-name="Source_20_Text"><text:s text:c="2"/>}</text:span></text:p>
      <text:p text:style-name="P6"/>
      <text:p text:style-name="P6"><text:span text:style-name="Source_20_Text"><text:s text:c="2"/>const chatId = m.chat?.id?.toString();</text:span></text:p>
      <text:p text:style-name="P6"><text:span text:style-name="Source_20_Text"><text:s text:c="2"/>const base = {</text:span></text:p>
      <text:p text:style-name="P6"><text:span text:style-name="Source_20_Text"><text:s text:c="4"/>channel: 'telegram' as const,</text:span></text:p>
      <text:p text:style-name="P6"><text:span text:style-name="Source_20_Text"><text:s text:c="4"/>externalUserId: chatId!,</text:span></text:p>
      <text:p text:style-name="P6"><text:span text:style-name="Source_20_Text"><text:s text:c="4"/>messageId: m.message_id?.toString(),</text:span></text:p>
      <text:p text:style-name="P6"><text:span text:style-name="Source_20_Text"><text:s text:c="4"/>timestamp: new Date((m.date ?? Math.floor(Date.now()/1000)) * 1000).toISOString(),</text:span></text:p>
      <text:p text:style-name="P6"><text:span text:style-name="Source_20_Text"><text:s text:c="4"/>traceId: `tg:${m.message_id}`</text:span></text:p>
      <text:p text:style-name="P6"><text:span text:style-name="Source_20_Text"><text:s text:c="2"/>};</text:span></text:p>
      <text:p text:style-name="P6"/>
      <text:p text:style-name="P6"><text:span text:style-name="Source_20_Text"><text:s text:c="2"/>// comandos "/..."</text:span></text:p>
      <text:p text:style-name="P6"><text:span text:style-name="Source_20_Text"><text:s text:c="2"/>if (m.entities?.some((e: any) =&gt; e.type === 'bot_command')) {</text:span></text:p>
      <text:p text:style-name="P6"><text:span text:style-name="Source_20_Text"><text:s text:c="4"/>return { ...base, type: 'command', command: { raw: m.text } };</text:span></text:p>
      <text:p text:style-name="P6"><text:span text:style-name="Source_20_Text"><text:s text:c="2"/>}</text:span></text:p>
      <text:p text:style-name="P6"/>
      <text:p text:style-name="P6"><text:span text:style-name="Source_20_Text"><text:s text:c="2"/>if (m.text) return { ...base, type: 'text', text: m.text };</text:span></text:p>
      <text:p text:style-name="P6"/>
      <text:p text:style-name="P6"><text:span text:style-name="Source_20_Text"><text:s text:c="2"/>if (m.location) {</text:span></text:p>
      <text:p text:style-name="P6"><text:span text:style-name="Source_20_Text"><text:s text:c="4"/>return {</text:span></text:p>
      <text:p text:style-name="P6"><text:span text:style-name="Source_20_Text"><text:s text:c="6"/>...base,</text:span></text:p>
      <text:p text:style-name="P6"><text:span text:style-name="Source_20_Text"><text:s text:c="6"/>type: 'location',</text:span></text:p>
      <text:p text:style-name="P6"><text:span text:style-name="Source_20_Text"><text:s text:c="6"/>location: {</text:span></text:p>
      <text:p text:style-name="P6"><text:span text:style-name="Source_20_Text"><text:s text:c="8"/>latitude: m.location.latitude,</text:span></text:p>
      <text:p text:style-name="P6"><text:span text:style-name="Source_20_Text"><text:s text:c="8"/>longitude: m.location.longitude</text:span></text:p>
      <text:p text:style-name="P6"><text:span text:style-name="Source_20_Text"><text:s text:c="6"/>}</text:span></text:p>
      <text:p text:style-name="P6"><text:span text:style-name="Source_20_Text"><text:s text:c="4"/>};</text:span></text:p>
      <text:p text:style-name="P6"><text:span text:style-name="Source_20_Text"><text:s text:c="2"/>}</text:span></text:p>
      <text:p text:style-name="P6"/>
      <text:p text:style-name="P6"><text:span text:style-name="Source_20_Text"><text:s text:c="2"/>// mídia: photo/document/video/voice/audio</text:span></text:p>
      <text:p text:style-name="P6"><text:span text:style-name="Source_20_Text"><text:s text:c="2"/>if (m.photo || m.document || m.video || m.voice || m.audio) {</text:span></text:p>
      <text:p text:style-name="P6"><text:span text:style-name="Source_20_Text"><text:s text:c="4"/>const f = m.document || m.video || m.voice || m.audio || (m.photo ? m.photo.at(-1) : null);</text:span></text:p>
      <text:p text:style-name="P6"><text:span text:style-name="Source_20_Text"><text:s text:c="4"/>return {</text:span></text:p>
      <text:p text:style-name="P6"><text:span text:style-name="Source_20_Text"><text:s text:c="6"/>...base,</text:span></text:p>
      <text:p text:style-name="P6"><text:span text:style-name="Source_20_Text"><text:s text:c="6"/>type: 'media',</text:span></text:p>
      <text:p text:style-name="P6"><text:span text:style-name="Source_20_Text"><text:s text:c="6"/>media: {</text:span></text:p>
      <text:p text:style-name="P6"><text:span text:style-name="Source_20_Text"><text:s text:c="8"/>mediaId: f?.file_id,</text:span></text:p>
      <text:p text:style-name="P6"><text:span text:style-name="Source_20_Text"><text:s text:c="8"/>mimeType: undefined,</text:span></text:p>
      <text:p text:style-name="P6"><text:span text:style-name="Source_20_Text"><text:s text:c="8"/>url: undefined, // baixar via getFile + file_path com Bot API</text:span></text:p>
      <text:p text:style-name="P6"><text:span text:style-name="Source_20_Text"><text:s text:c="8"/>caption: m.caption</text:span></text:p>
      <text:p text:style-name="P6"><text:span text:style-name="Source_20_Text"><text:s text:c="6"/>}</text:span></text:p>
      <text:p text:style-name="P6"><text:span text:style-name="Source_20_Text"><text:s text:c="4"/>};</text:span></text:p>
      <text:p text:style-name="P6"><text:span text:style-name="Source_20_Text"><text:s text:c="2"/>}</text:span></text:p>
      <text:p text:style-name="P6"/>
      <text:p text:style-name="P6"><text:span text:style-name="Source_20_Text"><text:s text:c="2"/>return { ...base, type: 'unknown' };</text:span></text:p>
      <text:p text:style-name="P7"><text:span text:style-name="Source_20_Text">}</text:span></text:p>
      <text:h text:style-name="Heading_20_1" text:outline-level="1"><text:soft-page-break/>Serviço que cria o Run no EIAH</text:h>
      <text:p text:style-name="Text_20_body">Interface simples. Pode ser HTTP ou fila.</text:p>
      <text:p text:style-name="P6"><text:span text:style-name="Source_20_Text">// services/eiah-runs.ts</text:span></text:p>
      <text:p text:style-name="P6"><text:span text:style-name="Source_20_Text">import { MessageEnvelope } from '../contracts/message-envelope';</text:span></text:p>
      <text:p text:style-name="P6"/>
      <text:p text:style-name="P6"><text:span text:style-name="Source_20_Text">export async function queueRun(env: MessageEnvelope) {</text:span></text:p>
      <text:p text:style-name="P6"><text:span text:style-name="Source_20_Text"><text:s text:c="2"/>// 1) Resolver tenant/workspace/agent (por hints + ContactChannelLink)</text:span></text:p>
      <text:p text:style-name="P6"><text:span text:style-name="Source_20_Text"><text:s text:c="2"/>// 2) Publicar em fila "runs.create" com idempotencyKey = `${env.channel}:${env.messageId}`</text:span></text:p>
      <text:p text:style-name="P6"><text:span text:style-name="Source_20_Text"><text:s text:c="2"/>// 3) Retornar rápido</text:span></text:p>
      <text:p text:style-name="P7"><text:span text:style-name="Source_20_Text">}</text:span></text:p>
      <text:h text:style-name="Heading_20_1" text:outline-level="1">Mapeamento rápido de campos</text:h>
      <text:list xml:id="list3522631212" text:style-name="L21">
        <text:list-item>
          <text:p text:style-name="P40">WhatsApp</text:p>
          <text:list>
            <text:list-item>
              <text:p text:style-name="P40"><text:span text:style-name="Source_20_Text">from</text:span> → <text:span text:style-name="Source_20_Text">externalUserId</text:span></text:p>
            </text:list-item>
            <text:list-item>
              <text:p text:style-name="P40"><text:span text:style-name="Source_20_Text">id</text:span> → <text:span text:style-name="Source_20_Text">messageId</text:span></text:p>
            </text:list-item>
            <text:list-item>
              <text:p text:style-name="P40"><text:span text:style-name="Source_20_Text">text.body</text:span> → <text:span text:style-name="Source_20_Text">text</text:span></text:p>
            </text:list-item>
            <text:list-item>
              <text:p text:style-name="P40"><text:span text:style-name="Source_20_Text">interactive.*</text:span> → <text:span text:style-name="Source_20_Text">interactive</text:span></text:p>
            </text:list-item>
            <text:list-item>
              <text:p text:style-name="P40"><text:span text:style-name="Source_20_Text">image|audio|document|video|sticker.id</text:span> → <text:span text:style-name="Source_20_Text">media.mediaId</text:span></text:p>
            </text:list-item>
            <text:list-item>
              <text:p text:style-name="P40"><text:span text:style-name="Source_20_Text">location</text:span> → <text:span text:style-name="Source_20_Text">location</text:span></text:p>
            </text:list-item>
          </text:list>
        </text:list-item>
        <text:list-item>
          <text:p text:style-name="P40">Telegram</text:p>
          <text:list>
            <text:list-item>
              <text:p text:style-name="P40"><text:span text:style-name="Source_20_Text">message.chat.id</text:span> → <text:span text:style-name="Source_20_Text">externalUserId</text:span></text:p>
            </text:list-item>
            <text:list-item>
              <text:p text:style-name="P40"><text:span text:style-name="Source_20_Text">message_id</text:span> → <text:span text:style-name="Source_20_Text">messageId</text:span></text:p>
            </text:list-item>
            <text:list-item>
              <text:p text:style-name="P40"><text:span text:style-name="Source_20_Text">text</text:span> → <text:span text:style-name="Source_20_Text">text</text:span></text:p>
            </text:list-item>
            <text:list-item>
              <text:p text:style-name="P40"><text:span text:style-name="Source_20_Text">callback_query.data</text:span> → <text:span text:style-name="Source_20_Text">interactive.payload</text:span></text:p>
            </text:list-item>
            <text:list-item>
              <text:p text:style-name="P40"><text:span text:style-name="Source_20_Text">photo|document|video|voice|audio.file_id</text:span> → <text:span text:style-name="Source_20_Text">media.mediaId</text:span></text:p>
            </text:list-item>
            <text:list-item>
              <text:p text:style-name="P40"><text:span text:style-name="Source_20_Text">location</text:span> → <text:span text:style-name="Source_20_Text">location</text:span></text:p>
            </text:list-item>
          </text:list>
        </text:list-item>
      </text:list>
      <text:h text:style-name="Heading_20_1" text:outline-level="1">Requisitos operacionais mínimos</text:h>
      <text:list xml:id="list293620505" text:style-name="L22">
        <text:list-item>
          <text:p text:style-name="P41">Idempotência por <text:span text:style-name="Source_20_Text">channel:messageId</text:span>.</text:p>
        </text:list-item>
        <text:list-item>
          <text:p text:style-name="P41">Responder 200 em até 5 s para Meta.</text:p>
        </text:list-item>
        <text:list-item>
          <text:p text:style-name="P41">DLQ para falhas downstream.</text:p>
        </text:list-item>
        <text:list-item>
          <text:p text:style-name="P41">Logs sem PII e métricas por canal.</text:p>
        </text:list-item>
        <text:list-item>
          <text:p text:style-name="P41">Testes de assinatura e rotas em sandbox dos provedores.</text:p>
        </text:list-item>
      </text:list>
      <text:p text:style-name="Text_20_body"><text:soft-page-break/>Se quiser, entrego também os “senders” para publicar respostas nos dois canais, inclusive typing indicators e templates do WhatsApp.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oogle Sans Flex" svg:font-family="'Google Sans Flex', 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WPC" svg:font-family="'Segoe WPC', 'Segoe UI', sans-serif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10T19:01:48.991000000</meta:creation-date>
    <dc:date>2025-11-11T06:13:26.635000000</dc:date>
    <meta:editing-duration>PT39M10S</meta:editing-duration>
    <meta:editing-cycles>3</meta:editing-cycles>
    <meta:generator>LibreOffice/7.3.2.2$Windows_X86_64 LibreOffice_project/49f2b1bff42cfccbd8f788c8dc32c1c309559be0</meta:generator>
    <meta:document-statistic meta:table-count="0" meta:image-count="1" meta:object-count="0" meta:page-count="11" meta:paragraph-count="400" meta:word-count="2277" meta:character-count="18435" meta:non-whitespace-character-count="15352"/>
  </office:meta>
</office:document-meta>
</file>